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Dat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Data.setRunData( Vector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getQue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setMaxBufferedDocs( int maxBufferedDo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isComp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getMaxBuffered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format( String s , String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setOptimize( boolean optim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Data.getRun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setCompound( boolean comp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format( int n , String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Data.showRunData( String prefix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55">
            <text:p text:style-name="Table_20_Contents">55</text:p>
          </table:table-cell>
          <table:table-cell office:value-type="float" office:value="137">
            <text:p text:style-name="Table_20_Contents">137</text:p>
          </table:table-cell>
        </table:table-row>
        <table:table-row>
          <table:table-cell office:value-type="string">
            <text:p text:style-name="Table_20_Contents">TestData.setQueries( QueryData [ ] que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getMerge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getHe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setSource( Fil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getTestDataMinMaxMergeAndMaxBuffered( File [ ] sources , Analyzer [ ] analyz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TestData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setHeap( long he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setAnalyzer(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setDirectory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isOptim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setMergeFactor( int merge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getAll( File [ ] sources , Analyzer [ ] analyz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TestData.format( int numFracDigits , float f , String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